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fo:font-size="18pt" fo:language="zxx" fo:country="none" style:font-size-asian="18pt" style:font-size-complex="18pt"/>
    </style:style>
    <style:style style:name="P3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P4" style:family="paragraph" style:parent-style-name="Standard">
      <style:paragraph-properties fo:margin-left="2.54cm" fo:margin-right="0cm" fo:margin-top="0cm" fo:margin-bottom="0.353cm" fo:line-height="115%" fo:text-indent="0cm" style:auto-text-indent="false"/>
      <style:text-properties fo:font-size="11pt" fo:language="zxx" fo:country="none" style:font-size-asian="11pt" style:font-size-complex="11pt"/>
    </style:style>
    <style:style style:name="P5" style:family="paragraph" style:parent-style-name="Standard">
      <style:paragraph-properties fo:margin-left="2.54cm" fo:margin-right="0cm" fo:margin-top="0cm" fo:margin-bottom="0.353cm" fo:line-height="115%" fo:text-indent="0cm" style:auto-text-indent="false"/>
      <style:text-properties style:font-name="Calibri" fo:font-size="11pt" fo:language="zxx" fo:country="none" style:font-name-asian="Calibri" style:font-size-asian="11pt" style:font-name-complex="Calibri"/>
    </style:style>
    <style:style style:name="P6" style:family="paragraph" style:parent-style-name="Standard">
      <style:paragraph-properties fo:margin-left="2.54cm" fo:margin-right="0cm" fo:margin-top="0cm" fo:margin-bottom="0.353cm" fo:line-height="115%" fo:text-indent="0cm" style:auto-text-indent="false"/>
    </style:style>
    <style:style style:name="P7" style:family="paragraph" style:parent-style-name="Standard" style:master-page-name="Standard">
      <style:paragraph-properties fo:margin-top="0cm" fo:margin-bottom="0.353cm" fo:line-height="115%" style:page-number="auto"/>
      <style:text-properties fo:font-size="18pt" fo:language="zxx" fo:country="none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tab/><text:tab/><text:tab/></text:p>
      <text:p text:style-name="P1"/>
      <text:p text:style-name="P2"><text:tab/><text:tab/><text:span text:style-name="T1">HTML</text:span></text:p>
      <text:p text:style-name="P1"/>
      <text:p text:style-name="P3"><text:tab/>Befehle:</text:p>
      <text:p text:style-name="P4">Schrift:<text:line-break/><text:tab/>-p: paragraph<text:line-break/><text:tab/>-em: emphasis (Kursiv)<text:line-break/><text:tab/>-strong: stong emphasis (Bold)<text:line-break/><text:tab/></text:p>
      <text:p text:style-name="P4">h1(/2/3): heading</text:p>
      <text:p text:style-name="P4">ol: ordered list</text:p>
      <text:p text:style-name="P4">ul: unordered list</text:p>
      <text:p text:style-name="P4"><text:tab/>-li: list element</text:p>
      <text:p text:style-name="P4">title: titile</text:p>
      <text:p text:style-name="P5">&lt;table&gt;: Tabelle<text:line-break/><text:tab/>-&lt;tr&gt;: Table-row -&gt; Tabellen-Zeile<text:line-break/><text:tab/>-&lt;td&gt;: Table-data -&gt; Tabellen-Zelle</text:p>
      <text:p text:style-name="P5">&lt;nav&gt;<text:line-break/><text:tab/>&lt;a href”linkadresse/Dateiname”&gt;Link-Name&lt;/a&gt;<text:line-break/>&lt;/nav&gt;</text:p>
      <text:p text:style-name="P5"/>
      <text:p text:style-name="P5">Div: Unterteilungen<text:line-break/><text:tab/>Header: Überschriftteil<text:line-break/><text:tab/>Section: Hauptteil<text:line-break/><text:tab/>Aside: Nebeninfos zur Section, meist an der Seite<text:line-break/><text:tab/>Footer: Untenstehende Infos zur Seite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de" fo:country="DE" style:letter-kerning="true" style:font-name-asian="Times New Roman" style:font-size-asian="12pt" style:language-asian="de" style:country-asian="DE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de" fo:country="DE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Times New Roman" fo:font-size="12pt" fo:language="de" fo:country="DE" style:letter-kerning="tru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Times New Roman" fo:font-size="12pt" fo:language="de" fo:country="DE" fo:font-style="italic" style:letter-kerning="true" style:font-name-asian="Mang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de" fo:country="DE" style:letter-kerning="true" style:font-name-asian="Mangal1" style:font-size-asian="12pt" style:language-asian="zh" style:country-asian="CN" style:font-name-complex="Times New Roman" fo:hyphenate="false" fo:hyphenation-remain-char-count="2" fo:hyphenation-push-char-count="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30T12:58:17.50</dc:date>
    <meta:generator>OpenOffice.org/3.4.1$Win32 OpenOffice.org_project/341m1$Build-9593</meta:generator>
    <meta:document-statistic meta:table-count="0" meta:image-count="0" meta:object-count="0" meta:page-count="1" meta:paragraph-count="12" meta:word-count="58" meta:character-count="483"/>
    <meta:editing-duration>PT7M24S</meta:editing-duration>
    <meta:editing-cycles>1</meta:editing-cycles>
  </office:meta>
</office:document-meta>
</file>